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0pt" style:font-size-asian="8.75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2" fo:column-gap="0in">
          <style:column-sep style:width="0.0035in" style:color="#000000" style:height="100%" style:style="dotted"/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26T09:25:47</meta:creation-date>
    <meta:generator>LibreOffice/4.3.3.2$Linux_X86_64 LibreOffice_project/430m0$Build-2</meta:generator>
    <dc:date>2015-10-15T08:37:34.624545188</dc:date>
    <meta:editing-duration>PT1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